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, RobotoDraft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/>
    </style:style>
    <style:style style:name="P2" style:family="paragraph" style:parent-style-name="Standard">
      <style:paragraph-properties fo:text-align="center" style:justify-single-word="false"/>
      <style:text-properties style:use-window-font-color="true"/>
    </style:style>
    <style:style style:name="T1" style:family="text">
      <style:text-properties fo:color="#579d1c"/>
    </style:style>
    <style:style style:name="T2" style:family="text">
      <style:text-properties fo:color="#c500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stionnaire</text:p>
      <text:p text:style-name="P1"/>
      <text:p text:style-name="P1"/>
      <text:p text:style-name="P1">))) Quel trait de caractère vous correspond le plus ?</text:p>
      <text:p text:style-name="P1">Dynamique (Feu)</text:p>
      <text:p text:style-name="P1">Réfléchi (Vent)</text:p>
      <text:p text:style-name="P1">Sensible (Eau)</text:p>
      <text:p text:style-name="P1">Indépendant (Terre)</text:p>
      <text:p text:style-name="P1"/>
      <text:p text:style-name="P1">))) Quel principe correspond le mieux à votre vie ?</text:p>
      <text:p text:style-name="P1">Profiter de l'instant présent (Vent)</text:p>
      <text:p text:style-name="P1">Qui ne tente rien n'a rien (Feu)</text:p>
      <text:p text:style-name="P1">Ne jamais baisser les bras (Terre)</text:p>
      <text:p text:style-name="P1">Les actions comptent plus que les mots (Eau)</text:p>
      <text:p text:style-name="P1"/>
      <text:p text:style-name="P1">))) Quelle est le but de votre vie ?</text:p>
      <text:p text:style-name="P1">Aider (Eau)</text:p>
      <text:p text:style-name="P1">Créer (Terre)</text:p>
      <text:p text:style-name="P1">Survivre (Feu)</text:p>
      <text:p text:style-name="P1">Comprendre (Vent)</text:p>
      <text:p text:style-name="P1"/>
      <text:p text:style-name="P1">))) Quelle saison préférez-vous ?</text:p>
      <text:p text:style-name="P1">Hiver (Eau)</text:p>
      <text:p text:style-name="P1">Printemps (Terre)</text:p>
      <text:p text:style-name="P1">Été (Feu)</text:p>
      <text:p text:style-name="P1">Automne (Vent)</text:p>
      <text:p text:style-name="P1"/>
      <text:p text:style-name="P1">))) Quel est votre signe astrologique ?</text:p>
      <text:p text:style-name="P1">Bélier, Lion, Sagittaire (Feu)</text:p>
      <text:p text:style-name="P1">Taureau, Vierge, Capricorne (Terre)</text:p>
      <text:p text:style-name="P1">Gémeaux, Balance, Verseau (Vent)</text:p>
      <text:p text:style-name="P1">Cancer, Scorpion, Poisson (Eau)</text:p>
      <text:p text:style-name="P1"/>
      <text:p text:style-name="P1">))) Quel est pour vous le plus beau compliment ?</text:p>
      <text:p text:style-name="P1">Compréhensif (Vent) </text:p>
      <text:p text:style-name="P1">Fiable (Terre)</text:p>
      <text:p text:style-name="P1">Charmant (Feu)</text:p>
      <text:p text:style-name="P1">Généreux (Eau)</text:p>
      <text:p text:style-name="P1"/>
      <text:p text:style-name="P1">))) Que fuyez-vous le plus ?</text:p>
      <text:p text:style-name="P1">L'échec (Feu)</text:p>
      <text:p text:style-name="P1">L'envahissement (Vent)</text:p>
      <text:p text:style-name="P1">La solitude (Terre)</text:p>
      <text:p text:style-name="P1">Le conflit (Eau)</text:p>
      <text:p text:style-name="P1"/>
      <text:p text:style-name="P1">))) Quel mode de combat vous sentiriez vous à l'aise ?</text:p>
      <text:p text:style-name="P1">Corps à corps (Feu-Terre)</text:p>
      <text:p text:style-name="P1">Combat à distance (Air-Eau)</text:p>
      <text:p text:style-name="P1"/>
      <text:p text:style-name="P1"/>
      <text:p text:style-name="P1"/>
      <text:p text:style-name="P1"/>
      <text:p text:style-name="P1"><text:soft-page-break/></text:p>
      <text:p text:style-name="P1">))) Comment vivez vous une défaite ? </text:p>
      <text:p text:style-name="P1">Aucun soucis, j'oublie vite (Vent)</text:p>
      <text:p text:style-name="P1">Je dois être gagnant quelque part (Eau)</text:p>
      <text:p text:style-name="P1">Je m'en remets difficilement (Terre)</text:p>
      <text:p text:style-name="P1">Je demande une revanche (Feu)</text:p>
      <text:p text:style-name="P1"/>
      <text:p text:style-name="P1">))) Quel cours primaire voudriez-vous avoir ?</text:p>
      <text:p text:style-name="P1">Botanique (Terre)</text:p>
      <text:p text:style-name="P1">Combat terrestre et rapproché (Feu)</text:p>
      <text:p text:style-name="P1">Soins et potions (Eau)</text:p>
      <text:p text:style-name="P1">Combat aérien et à distance (Vent)</text:p>
      <text:p text:style-name="P1">Technologie et magie (Foudre)</text:p>
      <text:p text:style-name="P1">Métamorphose et génétique (Vie)</text:p>
      <text:p text:style-name="P1">Magie constructive et tactique (Glace)</text:p>
      <text:p text:style-name="P1">Armes et artefacts (Magma)</text:p>
      <text:p text:style-name="P1"/>
      <text:p text:style-name="P1">))) Quel cours secondaire voudriez-vous avoir ?</text:p>
      <text:p text:style-name="P1">Botanique (Terre)</text:p>
      <text:p text:style-name="P1">Combat terrestre et rapproché (Feu)</text:p>
      <text:p text:style-name="P1">Soins et potions (Eau)</text:p>
      <text:p text:style-name="P1">Combat aérien et à distance (Vent)</text:p>
      <text:p text:style-name="P1">Technologie et magie (Foudre)</text:p>
      <text:p text:style-name="P1">Métamorphose et génétique (Vie)</text:p>
      <text:p text:style-name="P1">Magie constructive et tactique (Glace)</text:p>
      <text:p text:style-name="P1">Armes et artefacts (Magma)</text:p>
      <text:p text:style-name="P1"/>
      <text:p text:style-name="P1">))) Votre familier serait plutôt :</text:p>
      <text:p text:style-name="P1">Un mammifère terrestre (Feu)</text:p>
      <text:p text:style-name="P1">Un oiseau / Un insecte (Vent)</text:p>
      <text:p text:style-name="P1">Un mammifère marin / Un poisson (Eau)</text:p>
      <text:p text:style-name="P1">Un reptile / Un amphibien (Terre)</text:p>
      <text:p text:style-name="P1"/>
      <text:p text:style-name="P1">))) Quel mage élémentaire souhaiteriez vous être ?</text:p>
      <text:p text:style-name="P1">Feu</text:p>
      <text:p text:style-name="P1">Air</text:p>
      <text:p text:style-name="P1">Terre</text:p>
      <text:p text:style-name="P1">Eau</text:p>
      <text:p text:style-name="P1">Foudre</text:p>
      <text:p text:style-name="P1">Glace</text:p>
      <text:p text:style-name="P1">Magma</text:p>
      <text:p text:style-name="P1">Vie</text:p>
      <text:p text:style-name="P1">Lumièr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" svg:font-family="Roboto, RobotoDraft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11T17:11:59.39</meta:creation-date>
    <dc:date>2019-06-14T17:30:48.38</dc:date>
    <meta:editing-duration>PT8H14M43S</meta:editing-duration>
    <meta:editing-cycles>30</meta:editing-cycles>
    <meta:generator>OpenOffice/4.1.5$Win32 OpenOffice.org_project/415m1$Build-9789</meta:generator>
    <meta:document-statistic meta:table-count="0" meta:image-count="0" meta:object-count="0" meta:page-count="2" meta:paragraph-count="77" meta:word-count="318" meta:character-count="1965"/>
  </office:meta>
</office:document-meta>
</file>